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15.349cm"/>
    </style:style>
    <style:style style:name="co4" style:family="table-column">
      <style:table-column-properties fo:break-before="auto" style:column-width="10.903cm"/>
    </style:style>
    <style:style style:name="co5" style:family="table-column">
      <style:table-column-properties fo:break-before="auto" style:column-width="1.235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6.987cm"/>
    </style:style>
    <style:style style:name="co8" style:family="table-column">
      <style:table-column-properties fo:break-before="auto" style:column-width="30.417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5.188cm"/>
    </style:style>
    <style:style style:name="co11" style:family="table-column">
      <style:table-column-properties fo:break-before="auto" style:column-width="17.41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5.156cm"/>
    </style:style>
    <style:style style:name="co14" style:family="table-column">
      <style:table-column-properties fo:break-before="auto" style:column-width="0.462cm"/>
    </style:style>
    <style:style style:name="co15" style:family="table-column">
      <style:table-column-properties fo:break-before="auto" style:column-width="0.76cm"/>
    </style:style>
    <style:style style:name="co16" style:family="table-column">
      <style:table-column-properties fo:break-before="auto" style:column-width="1.482cm"/>
    </style:style>
    <style:style style:name="co17" style:family="table-column">
      <style:table-column-properties fo:break-before="auto" style:column-width="0.496cm"/>
    </style:style>
    <style:style style:name="co18" style:family="table-column">
      <style:table-column-properties fo:break-before="auto" style:column-width="1.94cm"/>
    </style:style>
    <style:style style:name="co19" style:family="table-column">
      <style:table-column-properties fo:break-before="auto" style:column-width="4.792cm"/>
    </style:style>
    <style:style style:name="co20" style:family="table-column">
      <style:table-column-properties fo:break-before="auto" style:column-width="16.992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2.395cm" fo:break-before="auto" style:use-optimal-row-height="true"/>
    </style:style>
    <style:style style:name="ta1" style:family="table" style:master-page-name="PageStyle_5f_Haut">
      <style:table-properties table:display="true" style:writing-mode="lr-tb"/>
    </style:style>
    <style:style style:name="ta2" style:family="table" style:master-page-name="PageStyle_5f_Form">
      <style:table-properties table:display="true" style:writing-mode="lr-tb"/>
    </style:style>
    <number:number-style style:name="N5070" number:language="en" number:country="US">
      <number:fraction number:min-integer-digits="0" number:min-numerator-digits="1" number:min-denominator-digits="1"/>
    </number:number-style>
    <number:number-style style:name="N5071" number:language="en" number:country="US">
      <number:fraction number:min-integer-digits="0" number:min-numerator-digits="2" number:min-denominator-digits="2"/>
    </number:number-style>
    <style:style style:name="ce1" style:family="table-cell" style:parent-style-name="Excel_20_Built-in_20_Heading_20_4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Explanatory_20_Tex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Explanatory_20_Tex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507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Default" style:data-style-name="N5070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 style:data-style-name="N507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4" style:family="table-cell" style:parent-style-name="Default" style:data-style-name="N507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515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60" style:rotation-align="none" style:shrink-to-fit="false" style:vertical-align="bottom"/>
      <style:paragraph-properties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60" style:rotation-align="none" style:shrink-to-fit="false" style:vertical-align="bottom"/>
      <style:paragraph-properties fo:text-align="start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2" style:family="table-cell" style:parent-style-name="Default" style:data-style-name="N5124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3" style:family="table-cell" style:parent-style-name="Default" style:data-style-name="N5124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Ladattu</text:p>
          </table:table-cell>
          <table:table-cell table:style-name="ce1" office:value-type="string">
            <text:p>Author (1st only)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Publication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Keywords</text:p>
          </table:table-cell>
          <table:table-cell table:style-name="ce1" office:value-type="string">
            <text:p>Notes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>
            <text:p>Hyvän oloisia: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Fry, C. </text:p>
          </table:table-cell>
          <table:table-cell table:style-name="ce9" office:value-type="string">
            <text:p>Large Scale Agile Transformation in an On-Demand World</text:p>
          </table:table-cell>
          <table:table-cell office:value-type="string">
            <text:p>Agile Conference (AGILE), 2007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Salesforce.com; Why we chose to move to an agile process, how we accomplished the transformation and what we learned from applying agile at sca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Maples, C. </text:p>
          </table:table-cell>
          <table:table-cell table:style-name="ce9" office:value-type="string">
            <text:p>Enterprise Agile Transformation: The Two-Year Wall</text:p>
          </table:table-cell>
          <table:table-cell office:value-type="string">
            <text:p>Agile Conference, 2009. AGILE '09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agile transformation, agile large change</text:p>
          </table:table-cell>
          <table:table-cell office:value-type="string">
            <text:p>Borland; What happens after the success stories have been told?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Read, A.</text:p>
          </table:table-cell>
          <table:table-cell table:style-name="ce9" office:value-type="string">
            <text:p>The Many Lives of an Agile Story: Design Processes, Design Products, and Understandings in a Large-Scale Agile Development Project </text:p>
          </table:table-cell>
          <table:table-cell office:value-type="string">
            <text:p>System Science (HICSS), 2012 45th Hawaii International Conference on</text:p>
          </table:table-cell>
          <table:table-cell office:value-type="float" office:value="2012">
            <text:p>2012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Vain yksi tiimi, ei transformaatiota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x</text:p>
          </table:table-cell>
          <table:table-cell table:style-name="ce8" office:value-type="string">
            <text:p>Benefield, G. </text:p>
          </table:table-cell>
          <table:table-cell table:style-name="ce10" office:value-type="string">
            <text:p>Rolling Out Agile in a Large Enterprise </text:p>
          </table:table-cell>
          <table:table-cell table:style-name="ce8" office:value-type="string">
            <text:p>Hawaii International Conference on System Sciences, Proceedings of the 41st Annual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office:value-type="string">
            <text:p>Hiukan epätieteellinen</text:p>
          </table:table-cell>
          <table:table-cell table:style-name="ce8" table:number-columns-repeated="1016"/>
        </table:table-row>
        <table:table-row table:style-name="ro1">
          <table:table-cell table:style-name="ce4" office:value-type="string">
            <text:p>x</text:p>
          </table:table-cell>
          <table:table-cell table:style-name="ce8" office:value-type="string">
            <text:p>Benefield, R.</text:p>
          </table:table-cell>
          <table:table-cell table:style-name="ce10" office:value-type="string">
            <text:p>Seven Dimensions of Agile Maturity in the Global Enterprise: A Case Study </text:p>
          </table:table-cell>
          <table:table-cell table:style-name="ce8" office:value-type="string">
            <text:p>System Sciences (HICSS), 2010 43rd Hawaii International Conference on</text:p>
          </table:table-cell>
          <table:table-cell table:style-name="ce8" office:value-type="float" office:value="2010">
            <text:p>2010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office:value-type="string">
            <text:p>Vaikuttaa hyvältä ja analyyttiselta, Large/Global enterprise (paljon [yleisiä] viitteitä)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ce8" office:value-type="string">
            <text:p>Greening, D.R.</text:p>
          </table:table-cell>
          <table:table-cell table:style-name="ce10" office:value-type="string">
            <text:p>Enterprise Scrum: Scaling Scrum to the Executive Level </text:p>
          </table:table-cell>
          <table:table-cell table:style-name="ce8" office:value-type="string">
            <text:p>System Sciences (HICSS), 2010 43rd Hawaii International Conference on</text:p>
          </table:table-cell>
          <table:table-cell table:style-name="ce8" office:value-type="float" office:value="2010">
            <text:p>2010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office:value-type="string">
            <text:p>Enterprise/Executive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Goos, J. </text:p>
          </table:table-cell>
          <table:table-cell table:style-name="ce9" office:value-type="string">
            <text:p>An Ericsson Example of Enterprise Class Agility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large enterprise</text:p>
          </table:table-cell>
          <table:table-cell office:value-type="string">
            <text:p>Agile introduction, many teams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Hildenbrand, T. </text:p>
          </table:table-cell>
          <table:table-cell table:style-name="ce9" office:value-type="string">
            <text:p>Agile Methodologies for Distributed Collaborative Development of Enterprise Applications</text:p>
          </table:table-cell>
          <table:table-cell office:value-type="string">
            <text:p>Complex, Intelligent and Software Intensive Systems, 2008. CISIS 2008. International Conference on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large enterprise</text:p>
          </table:table-cell>
          <table:table-cell office:value-type="string">
            <text:p>XP and large organizations (katso viitteet)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Bass, J.M. </text:p>
          </table:table-cell>
          <table:table-cell table:style-name="ce10" office:value-type="string">
            <text:p>Influences on Agile Practice Tailoring in Enterprise Software Development </text:p>
          </table:table-cell>
          <table:table-cell table:style-name="ce8" office:value-type="string">
            <text:p>AGILE India (AGILE INDIA), 2012</text:p>
          </table:table-cell>
          <table:table-cell table:style-name="ce8" office:value-type="float" office:value="2012">
            <text:p>2012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Boehm, B. </text:p>
          </table:table-cell>
          <table:table-cell table:style-name="ce9" office:value-type="string">
            <text:p>Management challenges to implementing agile processes in traditional development organizations </text:p>
          </table:table-cell>
          <table:table-cell office:value-type="string">
            <text:p>Software, IEEE, vol. 22, Issue: 5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Lista organisatorillisista haasteist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Reifer, D.J. </text:p>
          </table:table-cell>
          <table:table-cell table:style-name="ce10" office:value-type="string">
            <text:p>Scaling agile methods</text:p>
          </table:table-cell>
          <table:table-cell table:style-name="ce8" office:value-type="string">
            <text:p>Software, IEEE, vol. 20, Issue: 4</text:p>
          </table:table-cell>
          <table:table-cell table:style-name="ce8" office:value-type="float" office:value="2003">
            <text:p>2003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Vissiin spekulatiivinen, ei tietoa varsinaisista tuloksista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ce8" office:value-type="string">
            <text:p>Blau, B. </text:p>
          </table:table-cell>
          <table:table-cell table:style-name="ce10" office:value-type="string">
            <text:p>Product Line Engineering in Large-Scale Lean and Agile Software Product Development Environments - Towards a Hybrid Approach to Decentral Control and Managed Reuse </text:p>
          </table:table-cell>
          <table:table-cell table:style-name="ce8" office:value-type="string">
            <text:p>Availability, Reliability and Security (ARES), 2011 Sixth International Conference on</text:p>
          </table:table-cell>
          <table:table-cell table:style-name="ce8" office:value-type="float" office:value="2011">
            <text:p>2011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Relevantteja pointteja large-scalesta, ei välttämättä transformaationäkökulmaa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Lee, E.C. </text:p>
          </table:table-cell>
          <table:table-cell table:style-name="ce9" office:value-type="string">
            <text:p>Forming to Performing: Transitioning Large-Scale Project Into Agile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Case study, melko naulan kantaan aiheeseen nähden, Tuckman's model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Moore, E.</text:p>
          </table:table-cell>
          <table:table-cell table:style-name="ce9" office:value-type="string">
            <text:p>Scaling Agile: Finding your Agile Tribe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large scale agile, agile large change</text:p>
          </table:table-cell>
          <table:table-cell office:value-type="string">
            <text:p>Case study of a large agile organization, ei suoranaista transformaation tarkasteula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Laanti, M. </text:p>
          </table:table-cell>
          <table:table-cell table:style-name="ce9" office:value-type="string">
            <text:p>Implementing Program Model with Agile Principles in a Large Software Development Organization </text:p>
          </table:table-cell>
          <table:table-cell office:value-type="string">
            <text:p>Computer Software and Applications, 32nd COMPSAC '08. Annual IEEE International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Case study, huomioi itse transformaatiota myö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 office:value-type="string">
            <text:p>Kettunen, P.</text:p>
          </table:table-cell>
          <table:table-cell table:style-name="ce7" office:value-type="string">
            <text:p>Combining agile software projects and large-scale organizational agility</text:p>
          </table:table-cell>
          <table:table-cell table:style-name="ce7" office:value-type="string">
            <text:p>Software Process: Improvement and Practice, vol. 13 Issue 2</text:p>
          </table:table-cell>
          <table:table-cell table:style-name="ce7" office:value-type="float" office:value="2008">
            <text:p>2008</text:p>
          </table:table-cell>
          <table:table-cell table:style-name="ce7" office:value-type="string">
            <text:p>references</text:p>
          </table:table-cell>
          <table:table-cell table:style-name="ce7"/>
          <table:table-cell table:style-name="ce7" office:value-type="string">
            <text:p>Pragmatic suggestions on applying agile in large NPD organizations</text:p>
          </table:table-cell>
          <table:table-cell table:style-name="ce7" table:number-columns-repeated="1016"/>
        </table:table-row>
        <table:table-row table:style-name="ro1">
          <table:table-cell table:style-name="ce4" office:value-type="string">
            <text:p>print</text:p>
          </table:table-cell>
          <table:table-cell table:style-name="ce8" office:value-type="string">
            <text:p>Lindvall, M. </text:p>
          </table:table-cell>
          <table:table-cell table:style-name="ce10" office:value-type="string">
            <text:p>Agile software development in large organizations </text:p>
          </table:table-cell>
          <table:table-cell table:style-name="ce8" office:value-type="string">
            <text:p>Computer, IEEE, vol 37, issue: 12</text:p>
          </table:table-cell>
          <table:table-cell table:style-name="ce8" office:value-type="float" office:value="2004">
            <text:p>2004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Lessons learned from pilot projects in large enterprises, business drivers leading to evaluating agile methods</text:p>
          </table:table-cell>
          <table:table-cell table:style-name="ce8" table:number-columns-repeated="1016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Tudor, D. </text:p>
          </table:table-cell>
          <table:table-cell table:style-name="ce9" office:value-type="string">
            <text:p>Using an agile approach in a large, traditional organization</text:p>
          </table:table-cell>
          <table:table-cell office:value-type="string">
            <text:p>Agile Conference, 2006</text:p>
          </table:table-cell>
          <table:table-cell office:value-type="float" office:value="2006">
            <text:p>2006</text:p>
          </table:table-cell>
          <table:table-cell office:value-type="string">
            <text:p>IEEE Xplore</text:p>
          </table:table-cell>
          <table:table-cell office:value-type="string">
            <text:p>agile large organization, agile large change</text:p>
          </table:table-cell>
          <table:table-cell office:value-type="string">
            <text:p>Incorporating DSDM in a "traditional" software organization. Kuvaus stepeistä, vähemmän pohdinta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Kahkonen, T. </text:p>
          </table:table-cell>
          <table:table-cell table:style-name="ce10" office:value-type="string">
            <text:p>Agile methods for large organizations - building communities of practice </text:p>
          </table:table-cell>
          <table:table-cell table:style-name="ce8" office:value-type="string">
            <text:p>Agile Development Conference, 2004</text:p>
          </table:table-cell>
          <table:table-cell table:style-name="ce8" office:value-type="float" office:value="2004">
            <text:p>2004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Using Communities of Practices theory in a large organization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Lan Cao </text:p>
          </table:table-cell>
          <table:table-cell table:style-name="ce9" office:value-type="string">
            <text:p>How extreme does extreme programming have to be? Adapting XP practices to large-scale projects </text:p>
          </table:table-cell>
          <table:table-cell office:value-type="string">
            <text:p>System Sciences, 2004. Proceedings of the 37th Annual Hawaii International Conference on</text:p>
          </table:table-cell>
          <table:table-cell office:value-type="float" office:value="2004">
            <text:p>2004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Comparing small-scale XP to large-scale projects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Ryan, J.J. </text:p>
          </table:table-cell>
          <table:table-cell table:style-name="ce10" office:value-type="string">
            <text:p>The Price of Agile Is Eternal Vigilance</text:p>
          </table:table-cell>
          <table:table-cell table:style-name="ce8" office:value-type="string">
            <text:p>Agile, 2008. AGILE '08. Conference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Practices to follow when extending an agile approach over an increasing number of teams; Case study ja lista käytäntöjä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Abernathy, P. </text:p>
          </table:table-cell>
          <table:table-cell table:style-name="ce9" office:value-type="string">
            <text:p>Hook, Line and Sinker: The Role of Line Management in Relation to Agile Teams </text:p>
          </table:table-cell>
          <table:table-cell office:value-type="string">
            <text:p>Agile Conference, 2009. AGILE '09.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large scale agile, agile large change</text:p>
          </table:table-cell>
          <table:table-cell office:value-type="string">
            <text:p>A change to agile (in a large enterprise); Case study - raportti - lista oleellisia käytäntöjä ja vaikuttavia tekijöitä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Koehnemann, H. </text:p>
          </table:table-cell>
          <table:table-cell table:style-name="ce10" office:value-type="string">
            <text:p>Experiences Applying Agile Practices to Large Systems</text:p>
          </table:table-cell>
          <table:table-cell table:style-name="ce8" office:value-type="string">
            <text:p>Agile Conference, 2009. AGILE '09.</text:p>
          </table:table-cell>
          <table:table-cell table:style-name="ce8" office:value-type="float" office:value="2009">
            <text:p>2009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Large system characteristics; List of good practices; Tämän pitäisi olla useasta large-scale projektista, mutta tutkimusmenetelmiä ei paljoa kuvata sen enempää.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Hallikainen, M. </text:p>
          </table:table-cell>
          <table:table-cell table:style-name="ce9" office:value-type="string">
            <text:p>Experiences on Agile Seating, Facilities and Solutions: Multisite Environment </text:p>
          </table:table-cell>
          <table:table-cell office:value-type="string">
            <text:p>Global Software Engineering (ICGSE), 2011 6th IEEE International Conference on</text:p>
          </table:table-cell>
          <table:table-cell office:value-type="float" office:value="2011">
            <text:p>2011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List of practices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Spayd, M.K. </text:p>
          </table:table-cell>
          <table:table-cell table:style-name="ce9" office:value-type="string">
            <text:p>Evolving agile in the enterprise: implementing XP on a grand scale</text:p>
          </table:table-cell>
          <table:table-cell office:value-type="string">
            <text:p>Agile Development Conference, 2003. ADC 2003. Proceedings of the</text:p>
          </table:table-cell>
          <table:table-cell office:value-type="float" office:value="2003">
            <text:p>2003</text:p>
          </table:table-cell>
          <table:table-cell office:value-type="string">
            <text:p>IEEE Xplore</text:p>
          </table:table-cell>
          <table:table-cell office:value-type="string">
            <text:p>agile large organization, agile large change</text:p>
          </table:table-cell>
          <table:table-cell office:value-type="string">
            <text:p>XP näkökulma; jonkun verran pohdintaa muutosjohtamisesta ja XP:n merkityksestä eri organisaation osiin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Seffernick, T.R. </text:p>
          </table:table-cell>
          <table:table-cell table:style-name="ce9" office:value-type="string">
            <text:p>Enabling Agile in a Large Organization Our Journey Down the Yellow Brick Road </text:p>
          </table:table-cell>
          <table:table-cell office:value-type="string">
            <text:p>Agile Conference (AGILE), 2007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Kuvays suuren organisaation transformaatiosta; Ei juurikaan erotella mitä agiileja menetelmiä käytettiin / mikä tekee agiilin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Moore, E. </text:p>
          </table:table-cell>
          <table:table-cell table:style-name="ce10" office:value-type="string">
            <text:p>Influence of Large-Scale Organization Structures on Leadership Behaviors</text:p>
          </table:table-cell>
          <table:table-cell table:style-name="ce8" office:value-type="string">
            <text:p>Agile Conference, 2009. AGILE '09.</text:p>
          </table:table-cell>
          <table:table-cell table:style-name="ce8" office:value-type="float" office:value="2009">
            <text:p>2009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Agiili ja johtajuus isossa organisaatiossa (30 --&gt; 300 henkilöä)</text:p>
          </table:table-cell>
          <table:table-cell table:style-name="ce8" table:number-columns-repeated="1016"/>
        </table:table-row>
        <table:table-row table:style-name="ro1">
          <table:table-cell table:style-name="ce5" office:value-type="string">
            <text:p>x</text:p>
          </table:table-cell>
          <table:table-cell table:style-name="ce7" office:value-type="string">
            <text:p>Brown, A. W.</text:p>
          </table:table-cell>
          <table:table-cell table:style-name="ce7" office:value-type="string">
            <text:p>A Case Study in Agile-at-Scale Delivery</text:p>
          </table:table-cell>
          <table:table-cell table:style-name="ce7" office:value-type="string">
            <text:p>Agile Processes in Software Engineering and Extreme Programming - 12th International Conference, XP 2011, Madrid, Spain, May 10-13, 2011. Proceedings</text:p>
          </table:table-cell>
          <table:table-cell table:style-name="ce7" office:value-type="float" office:value="2011">
            <text:p>2011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large scale agile</text:p>
          </table:table-cell>
          <table:table-cell table:style-name="ce7" office:value-type="string">
            <text:p>Agility-at-scale</text:p>
          </table:table-cell>
          <table:table-cell table:style-name="ce7" table:number-columns-repeated="1016"/>
        </table:table-row>
        <table:table-row table:style-name="ro1">
          <table:table-cell table:style-name="ce5" office:value-type="string">
            <text:p>print</text:p>
          </table:table-cell>
          <table:table-cell table:style-name="ce7" office:value-type="string">
            <text:p>Tureček, T.</text:p>
          </table:table-cell>
          <table:table-cell table:style-name="ce7" office:value-type="string">
            <text:p>Energy Project Story: From Waterfall to Distributed Agile</text:p>
          </table:table-cell>
          <table:table-cell table:style-name="ce7" office:value-type="string">
            <text:p>Agile Processes in Software Engineering and Extreme Programming Lecture Notes in Business Information Processing, 2010, Volume 48, Part 3, 362-371</text:p>
          </table:table-cell>
          <table:table-cell table:style-name="ce7" office:value-type="float" office:value="2010">
            <text:p>2010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transition pub:(extreme programming)</text:p>
          </table:table-cell>
          <table:table-cell table:style-name="ce7" office:value-type="string">
            <text:p>Maria antoi aluksi</text:p>
          </table:table-cell>
          <table:table-cell table:style-name="ce7" table:number-columns-repeated="1016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2">
          <table:table-cell table:style-name="ce6" office:value-type="string">
            <text:p>Kirjoja?: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office:value-type="string">
            <text:p>Eckstein Jutta</text:p>
          </table:table-cell>
          <table:table-cell office:value-type="string">
            <text:p>Agile Software Development in the large: Diving into the deep</text:p>
          </table:table-cell>
          <table:table-cell office:value-type="string">
            <text:p>ISBN 0-932633-57-9</text:p>
          </table:table-cell>
          <table:table-cell office:value-type="float" office:value="2004">
            <text:p>2004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Leffingwell Dean</text:p>
          </table:table-cell>
          <table:table-cell table:style-name="ce11" office:value-type="string">
            <text:p>Scaling Software Agility: Best Practices for Large Enterprises</text:p>
          </table:table-cell>
          <table:table-cell office:value-type="string">
            <text:p>ISBN-10: 0321458192</text:p>
          </table:table-cell>
          <table:table-cell office:value-type="float" office:value="2007">
            <text:p>2007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Schwaber Ken</text:p>
          </table:table-cell>
          <table:table-cell table:style-name="ce11" office:value-type="string">
            <text:p>Agile Program Management with Scrum</text:p>
          </table:table-cell>
          <table:table-cell office:value-type="string">
            <text:p>ISBN-10: 073561993X</text:p>
          </table:table-cell>
          <table:table-cell office:value-type="float" office:value="2004">
            <text:p>2004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Larman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/>
          <table:table-cell office:value-type="string">
            <text:p>Conner, Daryl</text:p>
          </table:table-cell>
          <table:table-cell table:style-name="ce11" office:value-type="string">
            <text:p>Managing at the Speed of Change</text:p>
          </table:table-cell>
          <table:table-cell office:value-type="string">
            <text:p>Random House, New York</text:p>
          </table:table-cell>
          <table:table-cell office:value-type="float" office:value="1992">
            <text:p>1992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Kotter, John</text:p>
          </table:table-cell>
          <table:table-cell table:style-name="ce11" office:value-type="string">
            <text:p>Leading Change</text:p>
          </table:table-cell>
          <table:table-cell office:value-type="string">
            <text:p>The Free Press, New York</text:p>
          </table:table-cell>
          <table:table-cell office:value-type="float" office:value="1995">
            <text:p>1995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Bridges, William</text:p>
          </table:table-cell>
          <table:table-cell table:style-name="ce11" office:value-type="string">
            <text:p>Managing Transitions</text:p>
          </table:table-cell>
          <table:table-cell/>
          <table:table-cell office:value-type="float" office:value="2002">
            <text:p>2002</text:p>
          </table:table-cell>
          <table:table-cell table:number-columns-repeated="1019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style-name="ce2" office:value-type="string">
            <text:p>Harkintaa: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office:value-type="string">
            <text:p>Beavers, P.A. </text:p>
          </table:table-cell>
          <table:table-cell table:style-name="ce9" office:value-type="string">
            <text:p>Managing a Large "Agile" Software Engineering Organization</text:p>
          </table:table-cell>
          <table:table-cell office:value-type="string">
            <text:p>Agile Conference (AGILE), 2007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Epätieteellinen, käytännön raportti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Atlas, A.</text:p>
          </table:table-cell>
          <table:table-cell table:style-name="ce10" office:value-type="string">
            <text:p>Accidental Adoption: The Story of Scrum at Amazon.com </text:p>
          </table:table-cell>
          <table:table-cell table:style-name="ce8" office:value-type="string">
            <text:p>Agile Conference, 2009. AGILE '09.</text:p>
          </table:table-cell>
          <table:table-cell table:style-name="ce8" office:value-type="float" office:value="2009">
            <text:p>2009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transformation</text:p>
          </table:table-cell>
          <table:table-cell table:style-name="ce8" office:value-type="string">
            <text:p>Enemmän tarina kuin tieteellinen artikkeli. Pieni muutos, sillä tiimit olivat jo ennestään autonomisia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Valade, R. </text:p>
          </table:table-cell>
          <table:table-cell table:style-name="ce9" office:value-type="string">
            <text:p>The Big Projects Always Fail: Taking an Enterprise Agile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Lista käytäntöjä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Goodman, D. </text:p>
          </table:table-cell>
          <table:table-cell table:style-name="ce9" office:value-type="string">
            <text:p>"It's Not the Pants, it's the People in the Pants" Learnings from the Gap Agile Transformation What Worked, How We Did it, and What Still Puzzles Us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Pain before - three success factors; Epätieteellinen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Talby, D. </text:p>
          </table:table-cell>
          <table:table-cell table:style-name="ce9" office:value-type="string">
            <text:p>Governance of an agile software project </text:p>
          </table:table-cell>
          <table:table-cell office:value-type="string">
            <text:p>Software Development Governance, 2009. SDG '09. ICSE Workshop on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Focusing on the governance (also, no transformation)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Gat, I.</text:p>
          </table:table-cell>
          <table:table-cell table:style-name="ce9" office:value-type="string">
            <text:p>How BMC is scaling agile development </text:p>
          </table:table-cell>
          <table:table-cell office:value-type="string">
            <text:p>Agile Conference, 2006</text:p>
          </table:table-cell>
          <table:table-cell office:value-type="float" office:value="2006">
            <text:p>2006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Melko samaa kuin muutkin raportit, ehkä tämä on vanhahko??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Woodward, E. V. </text:p>
          </table:table-cell>
          <table:table-cell table:style-name="ce9" office:value-type="string">
            <text:p>Agile methods for software practice transformation</text:p>
          </table:table-cell>
          <table:table-cell office:value-type="string">
            <text:p>IBM Journal of Research and Development</text:p>
          </table:table-cell>
          <table:table-cell office:value-type="float" office:value="2010">
            <text:p>2010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Ei saatavilla... Abstract vaikuttaa mielenkiintoiselt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Paasivaara, M. </text:p>
          </table:table-cell>
          <table:table-cell table:style-name="ce10" office:value-type="string">
            <text:p>Scaling Scrum in a Large Distributed Project </text:p>
          </table:table-cell>
          <table:table-cell table:style-name="ce8" office:value-type="string">
            <text:p>Empirical Software Engineering and Measurement (ESEM), 2011 International Symposium on</text:p>
          </table:table-cell>
          <table:table-cell table:style-name="ce8" office:value-type="float" office:value="2011">
            <text:p>2011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Koskettaako tämä haluttua aihepiiriä?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ce8" office:value-type="string">
            <text:p>Paasivaara, M. </text:p>
          </table:table-cell>
          <table:table-cell table:style-name="ce10" office:value-type="string">
            <text:p>Distributed Agile Development: Using Scrum in a Large Project</text:p>
          </table:table-cell>
          <table:table-cell table:style-name="ce8" office:value-type="string">
            <text:p>Global Software Engineering, 2008. ICGSE 2008. IEEE International Conference on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Käytä myöhempää julkaisua</text:p>
          </table:table-cell>
          <table:table-cell table:style-name="ce8" table:number-columns-repeated="1016"/>
        </table:table-row>
        <table:table-row table:style-name="ro3">
          <table:table-cell table:style-name="ce4"/>
          <table:table-cell table:style-name="ce8" office:value-type="string">
            <text:p>Svensson, H.</text:p>
          </table:table-cell>
          <table:table-cell table:style-name="ce10" office:value-type="string">
            <text:p>Introducing an Agile Process in a Software Maintenance and Evolution Organization</text:p>
          </table:table-cell>
          <table:table-cell table:style-name="ce8" office:value-type="string">
            <text:p>Software Maintenance and Reengineering, 2005. CSMR 2005. Ninth European Conference on </text:p>
          </table:table-cell>
          <table:table-cell table:style-name="ce8" office:value-type="float" office:value="2005">
            <text:p>2005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Case study of introducing only <text:span text:style-name="T1">one</text:span><text:span text:style-name="T2"> team; Challenges in a large organization with dependencies</text:span>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Paasivaara, M.</text:p>
          </table:table-cell>
          <table:table-cell table:style-name="ce9" office:value-type="string">
            <text:p>Coaching Global Software Development Projects </text:p>
          </table:table-cell>
          <table:table-cell office:value-type="string">
            <text:p>Global Software Engineering (ICGSE), 2011 6th IEEE International Conference on </text:p>
          </table:table-cell>
          <table:table-cell office:value-type="float" office:value="2011">
            <text:p>2011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Focus on coachin - not transformation?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Karlstrom, D.</text:p>
          </table:table-cell>
          <table:table-cell table:style-name="ce9" office:value-type="string">
            <text:p>Combining Agile Methods with Stage-Gate Project Management</text:p>
          </table:table-cell>
          <table:table-cell office:value-type="string">
            <text:p>Software, IEEE, vol. 22 , Issue: 3 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Fokus stage-gatessa, ehkä hieman ohi, vaikka puhutaankin transformaation haasteist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Babinet, E. </text:p>
          </table:table-cell>
          <table:table-cell table:style-name="ce10" office:value-type="string">
            <text:p>Dependency Management in a Large Agile Environment </text:p>
          </table:table-cell>
          <table:table-cell table:style-name="ce8" office:value-type="string">
            <text:p>Agile, 2008. AGILE '08. Conference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Keskittyy tarkastelemaan large-scale agilea riippuvuuksien vähentämisen näkökulmasta (mun mielestä tavallaan relevanttia)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Qumer, A. </text:p>
          </table:table-cell>
          <table:table-cell table:style-name="ce9" office:value-type="string">
            <text:p>Construction of an Agile Software Product-Enhancement Process by Using an Agile Software Solution Framework (ASSF) and Situational Method Engineering </text:p>
          </table:table-cell>
          <table:table-cell office:value-type="string">
            <text:p>Computer Software and Applications Conference, 2007. COMPSAC 2007. 31st Annual International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Keskittyy ehkä enemmän esittelemään tiettyä (ASSF) menetelmää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7" office:value-type="string">
            <text:p>Giblin, M.</text:p>
          </table:table-cell>
          <table:table-cell table:style-name="ce7" office:value-type="string">
            <text:p>Introducing Agile Methods in a Large Software Development Team: The Developers Changing Perspective</text:p>
          </table:table-cell>
          <table:table-cell table:style-name="ce7" office:value-type="string">
            <text:p>Agile Processes in Software Engineering and Extreme Programming Lecture Notes in Business Information Processing, 2010, Volume 48, Part 2, 184-189</text:p>
          </table:table-cell>
          <table:table-cell table:style-name="ce7" office:value-type="float" office:value="2010">
            <text:p>2010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large scale pub:(extreme programming)</text:p>
          </table:table-cell>
          <table:table-cell table:style-name="ce7" office:value-type="string">
            <text:p>Keskittyy devaajien odotuksiin/mielipiteisiin; Viitteet ok.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office:value-type="string">
            <text:p>Gunyho, G.</text:p>
          </table:table-cell>
          <table:table-cell table:style-name="ce7" office:value-type="string">
            <text:p>Evolution of Longer-Term Planning in a Large Scale Agile Project – F-Secure’s Experience</text:p>
          </table:table-cell>
          <table:table-cell table:style-name="ce7" office:value-type="string">
            <text:p>Agile Processes in Software Engineering and Extreme Programming Lecture Notes in Business Information Processing, 2011, Volume 77, Part 2, 306-315</text:p>
          </table:table-cell>
          <table:table-cell table:style-name="ce7" office:value-type="float" office:value="2011">
            <text:p>2011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enterprise pub:(extreme programming)</text:p>
          </table:table-cell>
          <table:table-cell table:style-name="ce7" office:value-type="string">
            <text:p>Ei vissiin niin paljoa puhuta muutoksesta; keskittyy ilmeisesti enimmäkseen planning-näkökulmaan</text:p>
          </table:table-cell>
          <table:table-cell table:style-name="ce7" table:number-columns-repeated="1016"/>
        </table:table-row>
        <table:table-row table:style-name="ro3">
          <table:table-cell/>
          <table:table-cell office:value-type="string">
            <text:p>Poole, D.</text:p>
          </table:table-cell>
          <table:table-cell table:style-name="ce9" office:value-type="string">
            <text:p>Breaking the Major Release Habit</text:p>
          </table:table-cell>
          <table:table-cell office:value-type="string">
            <text:p>Queue - System Evolution, ACM, vol. 4 Issue 8</text:p>
          </table:table-cell>
          <table:table-cell office:value-type="float" office:value="2006">
            <text:p>2006</text:p>
          </table:table-cell>
          <table:table-cell office:value-type="string">
            <text:p>ACM</text:p>
          </table:table-cell>
          <table:table-cell office:value-type="string">
            <text:p>agile enterprise</text:p>
          </table:table-cell>
          <table:table-cell office:value-type="string">
            <text:p>Syitä siirtyä agileen; Mitkä asiat agilessa edistävät kiplailukykyä? (ei transformaatiota tai large-scalea)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Nerur, S.</text:p>
          </table:table-cell>
          <table:table-cell table:style-name="ce9" office:value-type="string">
            <text:p>Challenges of migrating to agile methodologies</text:p>
          </table:table-cell>
          <table:table-cell office:value-type="string">
            <text:p>Communications of the ACM</text:p>
          </table:table-cell>
          <table:table-cell office:value-type="float" office:value="2005">
            <text:p>2005</text:p>
          </table:table-cell>
          <table:table-cell office:value-type="string">
            <text:p>viitteestä</text:p>
          </table:table-cell>
          <table:table-cell/>
          <table:table-cell office:value-type="string">
            <text:p>Yleisestä tarkastelua ongelmista "agiilitransitiossa"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Muita asiaan mahdollisesti liittyvä:</text:p>
          </table:table-cell>
          <table:table-cell table:style-name="ce2" table:number-columns-repeated="1023"/>
        </table:table-row>
        <table:table-row table:style-name="ro3">
          <table:table-cell/>
          <table:table-cell office:value-type="string">
            <text:p>Kotter, J.</text:p>
          </table:table-cell>
          <table:table-cell office:value-type="string">
            <text:p>What Leaders Really Do</text:p>
          </table:table-cell>
          <table:table-cell office:value-type="string">
            <text:p>Harvard Business Review</text:p>
          </table:table-cell>
          <table:table-cell office:value-type="float" office:value="2001">
            <text:p>2001</text:p>
          </table:table-cell>
          <table:table-cell table:number-columns-repeated="2"/>
          <table:table-cell office:value-type="string">
            <text:p>Difference between management and leadership; Setting a direction versus planning and budgeting</text:p>
          </table:table-cell>
          <table:table-cell table:number-columns-repeated="1016"/>
        </table:table-row>
        <table:table-row table:style-name="ro3">
          <table:table-cell table:style-name="ce3"/>
          <table:table-cell office:value-type="string">
            <text:p>Moore, E.</text:p>
          </table:table-cell>
          <table:table-cell office:value-type="string">
            <text:p>Influence of Large-Scale Organization Structures on Leadership Behaviors </text:p>
          </table:table-cell>
          <table:table-cell office:value-type="string">
            <text:p>Agile Conference, 2009. AGILE '09. 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large self managing organization</text:p>
          </table:table-cell>
          <table:table-cell office:value-type="string">
            <text:p>How organization structures affect leadership in a large agile organization</text:p>
          </table:table-cell>
          <table:table-cell table:number-columns-repeated="1016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Vanhoja viitteitä:</text:p>
          </table:table-cell>
          <table:table-cell table:style-name="ce2" table:number-columns-repeated="1023"/>
        </table:table-row>
        <table:table-row table:style-name="ro3">
          <table:table-cell table:style-name="ce3"/>
          <table:table-cell office:value-type="string">
            <text:p>Aoyama, M. </text:p>
          </table:table-cell>
          <table:table-cell office:value-type="string">
            <text:p>Agile Software Process and its experience </text:p>
          </table:table-cell>
          <table:table-cell office:value-type="string">
            <text:p>Software Engineering, 1998. Proceedings of the 1998 International Conference on</text:p>
          </table:table-cell>
          <table:table-cell office:value-type="float" office:value="1998">
            <text:p>1998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ASP-malli. Vanhempia mietteitä ison mittakaavan kehityksestä, ja siitä mitkä ovat agiileja toimintatapoja</text:p>
          </table:table-cell>
          <table:table-cell table:number-columns-repeated="1016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Ei mukaan:</text:p>
          </table:table-cell>
          <table:table-cell table:style-name="ce2" table:number-columns-repeated="1023"/>
        </table:table-row>
        <table:table-row table:style-name="ro3">
          <table:table-cell/>
          <table:table-cell office:value-type="string">
            <text:p>Nottonson, K. </text:p>
          </table:table-cell>
          <table:table-cell office:value-type="string">
            <text:p>Baby Steps: Agile Transformation at BabyCenter.com </text:p>
          </table:table-cell>
          <table:table-cell office:value-type="string">
            <text:p>IT Professional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Ei transformaationäkökulmaa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isra, S.C. </text:p>
          </table:table-cell>
          <table:table-cell office:value-type="string">
            <text:p>The Organizational Changes Required and the Challenges Involved in Adopting Agile Methodologies in Traditional Software Development Organizations </text:p>
          </table:table-cell>
          <table:table-cell office:value-type="string">
            <text:p>Digital Information Management, 2006 1st International Conference on</text:p>
          </table:table-cell>
          <table:table-cell office:value-type="float" office:value="2006">
            <text:p>2006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Pinnallinen, ei "large-scale" näkökulmaa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Ranganath, P. 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Agile Conference (AGILE), 2011</text:p>
          </table:table-cell>
          <table:table-cell office:value-type="float" office:value="2011">
            <text:p>2011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Soft factors, such as employee motivation and commitment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un-Wai Chung </text:p>
          </table:table-cell>
          <table:table-cell office:value-type="string">
            <text:p>Tidal Wave: The Games Transformation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Vain yksi tiimi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Nair, S. </text:p>
          </table:table-cell>
          <table:table-cell office:value-type="string">
            <text:p>Teaching a goliath to fly</text:p>
          </table:table-cell>
          <table:table-cell office:value-type="string">
            <text:p>Agile Conference, 2005. Proceedings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Ihan ihme tarinointia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iller, A.</text:p>
          </table:table-cell>
          <table:table-cell office:value-type="string">
            <text:p>Agility and the Inconceivably Large</text:p>
          </table:table-cell>
          <table:table-cell office:value-type="string">
            <text:p>Agile Conference (AGILE), 2007 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Liian iso organisaatio - epäilen että case study ei pysty keskittymään meille oleellisiin asioihi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urugaiyan, M.S.</text:p>
          </table:table-cell>
          <table:table-cell office:value-type="string">
            <text:p>Succeeding with Agile software development </text:p>
          </table:table-cell>
          <table:table-cell office:value-type="string">
            <text:p>Advances in Engineering, Science and Management (ICAESM), 2012 International Conference on</text:p>
          </table:table-cell>
          <table:table-cell office:value-type="float" office:value="2012">
            <text:p>2012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Ei oikein vakuuttanut; Hyvin yleisen tason vertailua agilen ja waterfallin välillä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Ganis, M. </text:p>
          </table:table-cell>
          <table:table-cell office:value-type="string">
            <text:p>Introducing agile development (XP) into a corporate Webmaster environment - an experience report </text:p>
          </table:table-cell>
          <table:table-cell office:value-type="string">
            <text:p>Agile Conference, 2005. Proceedings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Vain yksi tiimi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oram, M.</text:p>
          </table:table-cell>
          <table:table-cell office:value-type="string">
            <text:p>The impact of agile methods on software project management </text:p>
          </table:table-cell>
          <table:table-cell office:value-type="string">
            <text:p>Engineering of Computer-Based Systems, 2005. ECBS '05. 12th IEEE International Conference and Workshops on the 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large change</text:p>
          </table:table-cell>
          <table:table-cell office:value-type="string">
            <text:p>Ei liity aiheesee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ureshchandra, K. </text:p>
          </table:table-cell>
          <table:table-cell office:value-type="string">
            <text:p>Moving from Waterfall to Agile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waterfall agile</text:p>
          </table:table-cell>
          <table:table-cell table:number-columns-repeated="101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13" table:default-cell-style-name="Default"/>
        <table:table-row table:style-name="ro5">
          <table:table-cell table:style-name="ce12" table:number-columns-repeated="5"/>
          <table:table-cell table:style-name="ce21" office:value-type="string">
            <text:p><text:s/></text:p>
          </table:table-cell>
          <table:table-cell table:style-name="ce26" office:value-type="string">
            <text:p>Score</text:p>
            <text:p>(Abstract)</text:p>
          </table:table-cell>
          <table:table-cell table:style-name="ce26"/>
          <table:table-cell table:style-name="ce27" office:value-type="string">
            <text:p>Relevance</text:p>
            <text:p>1-5</text:p>
          </table:table-cell>
          <table:table-cell table:style-name="ce27" office:value-type="string">
            <text:p>Included in SLR</text:p>
          </table:table-cell>
          <table:table-cell table:style-name="ce29" office:value-type="string">
            <text:p>Objective of research (or publication)</text:p>
          </table:table-cell>
          <table:table-cell table:style-name="ce12" table:number-columns-repeated="981"/>
          <table:table-cell table:number-columns-repeated="32"/>
        </table:table-row>
        <table:table-row table:style-name="ro3">
          <table:table-cell table:style-name="ce13" office:value-type="string">
            <text:p>Vaclav Rajlich. </text:p>
          </table:table-cell>
          <table:table-cell table:style-name="ce13" office:value-type="string">
            <text:p>Changing the paradigm of software engineering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Commun.ACM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table:formula="of:#N/A" office:value-type="float" office:value="0">
            <text:p>#N/A</text:p>
          </table:table-cell>
          <table:table-cell table:style-name="ce15"/>
          <table:table-cell table:style-name="ce28" table:number-columns-repeated="2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A. Atlas.</text:p>
          </table:table-cell>
          <table:table-cell table:style-name="ce14" office:value-type="string">
            <text:p>Accidental Adoption: The Story of Scrum at Amazon.com</text:p>
          </table:table-cell>
          <table:table-cell table:style-name="ce18" office:value-type="float" office:value="2009">
            <text:p>2009</text:p>
          </table:table-cell>
          <table:table-cell table:style-name="ce19" office:value-type="string">
            <text:p>Agile Conference, 2009. AGILE '09.Agile Conference, 2009. AGILE '09.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28" office:value-type="float" office:value="3">
            <text:p>3</text:p>
          </table:table-cell>
          <table:table-cell table:style-name="ce28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K. Korhonen.</text:p>
          </table:table-cell>
          <table:table-cell table:style-name="ce14" office:value-type="string">
            <text:p>Adopting agile practices in teams with no direct programming responsibility - A case study</text:p>
          </table:table-cell>
          <table:table-cell table:style-name="ce18" office:value-type="float" office:value="2011">
            <text:p>2011</text:p>
          </table:table-cell>
          <table:table-cell table:style-name="ce19" office:value-type="string">
            <text:p>Lecture Notes in Computer Science (including subseries Lecture Notes in Artificial Intelligence and Lecture Notes in Bioinformatics)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?</text:p>
          </table:table-cell>
          <table:table-cell table:style-name="ce31" office:value-type="string">
            <text:p>Explore agile transformation of support teams, and compare to programming teams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T. Kahkonen. </text:p>
          </table:table-cell>
          <table:table-cell table:style-name="ce14" office:value-type="string">
            <text:p>Agile methods for large organizations - building communities of practice</text:p>
          </table:table-cell>
          <table:table-cell table:style-name="ce18" office:value-type="float" office:value="2004">
            <text:p>2004</text:p>
          </table:table-cell>
          <table:table-cell table:style-name="ce19" office:value-type="string">
            <text:p>Agile Development Conference, 2004Agile Development Conference, 2004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?</text:p>
          </table:table-cell>
          <table:table-cell table:style-name="ce31" office:value-type="string">
            <text:p>Present practices evaluated by practice to be good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J. Goos and A. Melisse.</text:p>
          </table:table-cell>
          <table:table-cell table:style-name="ce14" office:value-type="string">
            <text:p>An ericsson example of enterprise class agility</text:p>
          </table:table-cell>
          <table:table-cell table:style-name="ce18" office:value-type="float" office:value="2008">
            <text:p>2008</text:p>
          </table:table-cell>
          <table:table-cell table:style-name="ce19" office:value-type="string">
            <text:p>Proceedings - Agile 2008 Conferenc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. Present numbers on results.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H. Hajjdiab, A. S. Taleb and J. Ali.</text:p>
          </table:table-cell>
          <table:table-cell table:style-name="ce14" office:value-type="string">
            <text:p>An industrial case study for Scrum adoption</text:p>
          </table:table-cell>
          <table:table-cell table:style-name="ce18" office:value-type="float" office:value="2012">
            <text:p>2012</text:p>
          </table:table-cell>
          <table:table-cell table:style-name="ce19" office:value-type="string">
            <text:p>Journal of Software</text:p>
          </table:table-cell>
          <table:table-cell table:style-name="ce19" office:value-type="string">
            <text:p>Journal Article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Analyze issues and present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C. P. O'Connor.</text:p>
          </table:table-cell>
          <table:table-cell table:style-name="ce14" office:value-type="string">
            <text:p>Anatomy and physiology of an Agile Transition</text:p>
          </table:table-cell>
          <table:table-cell table:style-name="ce18" office:value-type="float" office:value="2011">
            <text:p>2011</text:p>
          </table:table-cell>
          <table:table-cell table:style-name="ce19" office:value-type="string">
            <text:p>Proceedings - 2011 Agile Conference, Agile 2011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Sandra McDowell and Nicola Dourambeis. </text:p>
          </table:table-cell>
          <table:table-cell table:style-name="ce14" office:value-type="string">
            <text:p>British telecom experience report: agile intervention - BT's Joining the dots events for organizational change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Proceedings of the 8th international conference on Agile processes in software engineering and extreme programming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D. Karlstrom and P. Runeson.</text:p>
          </table:table-cell>
          <table:table-cell table:style-name="ce14" office:value-type="string">
            <text:p>Combining agile methods with stage-gate project management</text:p>
          </table:table-cell>
          <table:table-cell table:style-name="ce18" office:value-type="float" office:value="2005">
            <text:p>2005</text:p>
          </table:table-cell>
          <table:table-cell table:style-name="ce19" office:value-type="string">
            <text:p>Software, IEEE</text:p>
          </table:table-cell>
          <table:table-cell table:style-name="ce19" office:value-type="string">
            <text:p>Journal Article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?</text:p>
          </table:table-cell>
          <table:table-cell table:style-name="ce31" office:value-type="string">
            <text:p>Evaluate results of piloting agile methods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A. Qumer and B. Henderson-Sellers. </text:p>
          </table:table-cell>
          <table:table-cell table:style-name="ce14" office:value-type="string">
            <text:p>Construction of an Agile Software Product-Enhancement Process by Using an Agile Software Solution Framework (ASSF) and Situational Method Engineering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Computer Software and Applications Conference, 2007. COMPSAC 2007. 31st Annual InternationalComputer Software and Applications Conference, 2007. COMPSAC 2007. 31st Annual International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1"/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T. R. Seffernick. </text:p>
          </table:table-cell>
          <table:table-cell table:style-name="ce14" office:value-type="string">
            <text:p>Enabling Agile in a large organization our journey down the Yellow Brick Road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Proceedings - AGILE 2007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C. Maples. </text:p>
          </table:table-cell>
          <table:table-cell table:style-name="ce14" office:value-type="string">
            <text:p>Enterprise Agile Transformation: The Two-Year Wall</text:p>
          </table:table-cell>
          <table:table-cell table:style-name="ce18" office:value-type="float" office:value="2009">
            <text:p>2009</text:p>
          </table:table-cell>
          <table:table-cell table:style-name="ce19" office:value-type="string">
            <text:p>Agile Conference, 2009. AGILE '09.Agile Conference, 2009. AGILE '09.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K. Korhonen.</text:p>
          </table:table-cell>
          <table:table-cell table:style-name="ce14" office:value-type="string">
            <text:p>Evaluating the Effect of Agile Methods on Software Defect Data and Defect Reporting Practices - A Case Study</text:p>
          </table:table-cell>
          <table:table-cell table:style-name="ce18" office:value-type="float" office:value="2010">
            <text:p>2010</text:p>
          </table:table-cell>
          <table:table-cell table:style-name="ce19" office:value-type="string">
            <text:p>Quality of Information and Communications Technology (QUATIC), 2010 Seventh International Conference on theQuality of Information and Communications Technology (QUATIC), 2010 Seventh International Conference on th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Exclude (others included)</text:p>
          </table:table-cell>
          <table:table-cell table:style-name="ce31" office:value-type="string">
            <text:p>Changes in defect data and reporting practices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M. K. Spayd.</text:p>
          </table:table-cell>
          <table:table-cell table:style-name="ce14" office:value-type="string">
            <text:p>Evolving agile in the enterprise: implementing XP on a grand scale</text:p>
          </table:table-cell>
          <table:table-cell table:style-name="ce18" office:value-type="float" office:value="2003">
            <text:p>2003</text:p>
          </table:table-cell>
          <table:table-cell table:style-name="ce19" office:value-type="string">
            <text:p>Agile Development Conference, 2003. ADC 2003. Proceedings of theAgile Development Conference, 2003. ADC 2003. Proceedings of th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?</text:p>
          </table:table-cell>
          <table:table-cell table:style-name="ce32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M. Hallikainen.</text:p>
          </table:table-cell>
          <table:table-cell table:style-name="ce14" office:value-type="string">
            <text:p>Experiences on Agile seating, facilities and solutions: Multisite environment</text:p>
          </table:table-cell>
          <table:table-cell table:style-name="ce18" office:value-type="float" office:value="2011">
            <text:p>2011</text:p>
          </table:table-cell>
          <table:table-cell table:style-name="ce19" office:value-type="string">
            <text:p>Proceedings - 2011 6th IEEE International Conference on Global Software Engineering, ICGSE 2011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S. W. Baker. </text:p>
          </table:table-cell>
          <table:table-cell table:style-name="ce14" office:value-type="string">
            <text:p>Formalizing agility: an agile organization's journey toward CMMI accreditation</text:p>
          </table:table-cell>
          <table:table-cell table:style-name="ce18" office:value-type="float" office:value="2005">
            <text:p>2005</text:p>
          </table:table-cell>
          <table:table-cell table:style-name="ce19" office:value-type="string">
            <text:p>Agile Conference, 2005. ProceedingsAgile Conference, 2005. Proceedings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Exclude (Why??)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P. Abernathy. </text:p>
          </table:table-cell>
          <table:table-cell table:style-name="ce14" office:value-type="string">
            <text:p>Hook, line and sinker: The role of line management in relation to agile teams</text:p>
          </table:table-cell>
          <table:table-cell table:style-name="ce18" office:value-type="float" office:value="2009">
            <text:p>2009</text:p>
          </table:table-cell>
          <table:table-cell table:style-name="ce19" office:value-type="string">
            <text:p>Proceedings - 2009 Agile Conference, AGILE 2009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Exclude (Why??)</text:p>
          </table:table-cell>
          <table:table-cell table:style-name="ce32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Tom J. Bang.</text:p>
          </table:table-cell>
          <table:table-cell table:style-name="ce14" office:value-type="string">
            <text:p>Introducing agile methods into a project organisation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Proceedings of the 8th international conference on Agile processes in software engineering and extreme programming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2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3" office:value-type="string">
            <text:p>J. Schnitter and O. MacKert. </text:p>
          </table:table-cell>
          <table:table-cell table:style-name="ce13" office:value-type="string">
            <text:p>Introducing agile software development at SAP AG: Change procedures and observations in a global software company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ENASE 2010 - Proceedings of the 5th International Conference on Evaluation of Novel Approaches to Software Engineering</text:p>
          </table:table-cell>
          <table:table-cell table:style-name="ce20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 office:value-type="string">
            <text:p>Ei löydy??</text:p>
          </table:table-cell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B. Boelsterli. </text:p>
          </table:table-cell>
          <table:table-cell table:style-name="ce14" office:value-type="string">
            <text:p>Iteration advocate/iteration transition meeting: small sampling of new agile techniques used at a major telecommunications firm</text:p>
          </table:table-cell>
          <table:table-cell table:style-name="ce18" office:value-type="float" office:value="2003">
            <text:p>2003</text:p>
          </table:table-cell>
          <table:table-cell table:style-name="ce19" office:value-type="string">
            <text:p>Agile Development Conference, 2003. ADC 2003. Proceedings of theAgile Development Conference, 2003. ADC 2003. Proceedings of the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1"/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C. Fry and S. Greene.</text:p>
          </table:table-cell>
          <table:table-cell table:style-name="ce14" office:value-type="string">
            <text:p>Large scale agile transformation in an on-demand world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Proceedings - AGILE 2007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3" office:value-type="string">
            <text:p>B. Boehm and R. Turner. </text:p>
          </table:table-cell>
          <table:table-cell table:style-name="ce13" office:value-type="string">
            <text:p>Management challenges to implementing agile processes in traditional development organizations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Software, IEEE</text:p>
          </table:table-cell>
          <table:table-cell table:style-name="ce20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 office:value-type="string">
            <text:p>Not a case study</text:p>
          </table:table-cell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Lv Yi. </text:p>
          </table:table-cell>
          <table:table-cell table:style-name="ce14" office:value-type="string">
            <text:p>Manager as Scrum Master</text:p>
          </table:table-cell>
          <table:table-cell table:style-name="ce18" office:value-type="float" office:value="2011">
            <text:p>2011</text:p>
          </table:table-cell>
          <table:table-cell table:style-name="ce19" office:value-type="string">
            <text:p>Agile Conference (AGILE), 2011Agile Conference (AGILE), 2011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3" office:value-type="string">
            <text:p>K. Conboy, S. Coyle, X. Wang and M. Pikkarainen. </text:p>
          </table:table-cell>
          <table:table-cell table:style-name="ce13" office:value-type="string">
            <text:p>People over process: Key challenges in agile developmen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IEEE Software</text:p>
          </table:table-cell>
          <table:table-cell table:style-name="ce20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0" office:value-type="string">
            <text:p>Not a case study</text:p>
          </table:table-cell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D. Wilby.</text:p>
          </table:table-cell>
          <table:table-cell table:style-name="ce14" office:value-type="string">
            <text:p>Roadmap Transformation: From Obstacle to Catalyst</text:p>
          </table:table-cell>
          <table:table-cell table:style-name="ce18" office:value-type="float" office:value="2009">
            <text:p>2009</text:p>
          </table:table-cell>
          <table:table-cell table:style-name="ce19" office:value-type="string">
            <text:p>Agile Conference, 2009. AGILE '09.Agile Conference, 2009. AGILE '09.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G. Benefield.</text:p>
          </table:table-cell>
          <table:table-cell table:style-name="ce14" office:value-type="string">
            <text:p>Rolling Out Agile in a Large Enterprise</text:p>
          </table:table-cell>
          <table:table-cell table:style-name="ce18" office:value-type="float" office:value="2008">
            <text:p>2008</text:p>
          </table:table-cell>
          <table:table-cell table:style-name="ce19" office:value-type="string">
            <text:p>Hawaii International Conference on System Sciences, Proceedings of the 41st AnnualHawaii International Conference on System Sciences, Proceedings of the 41st Annual</text:p>
          </table:table-cell>
          <table:table-cell table:style-name="ce19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E. Moore and J. Spens.</text:p>
          </table:table-cell>
          <table:table-cell table:style-name="ce14" office:value-type="string">
            <text:p>Scaling agile: Finding your agile tribe</text:p>
          </table:table-cell>
          <table:table-cell table:style-name="ce18" office:value-type="float" office:value="2008">
            <text:p>2008</text:p>
          </table:table-cell>
          <table:table-cell table:style-name="ce19" office:value-type="string">
            <text:p>Proceedings - Agile 2008 Conferenc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, present two key challenges in scaling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R. Benefield. </text:p>
          </table:table-cell>
          <table:table-cell table:style-name="ce14" office:value-type="string">
            <text:p>Seven Dimensions of Agile Maturity in the Global Enterprise: A Case Study</text:p>
          </table:table-cell>
          <table:table-cell table:style-name="ce18" office:value-type="float" office:value="2010">
            <text:p>2010</text:p>
          </table:table-cell>
          <table:table-cell table:style-name="ce19" office:value-type="string">
            <text:p>System Sciences (HICSS), 2010 43rd Hawaii International Conference onSystem Sciences (HICSS), 2010 43rd Hawaii International Conference on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?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Y. Dubinsky, O. Hazzan, D. Talby and A. Keren.</text:p>
          </table:table-cell>
          <table:table-cell table:style-name="ce14" office:value-type="string">
            <text:p>System analysis and design in a large-scale software project: The case of transition to agile development</text:p>
          </table:table-cell>
          <table:table-cell table:style-name="ce18" office:value-type="float" office:value="2006">
            <text:p>2006</text:p>
          </table:table-cell>
          <table:table-cell table:style-name="ce19" office:value-type="string">
            <text:p>ICEIS 2006 - 8th International Conference on Enterprise Information Systems, Proceedings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study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J. Heidenberg, M. Matinlassi, M. Pikkarainen, P. Hirkman and J. Partanen. </text:p>
          </table:table-cell>
          <table:table-cell table:style-name="ce14" office:value-type="string">
            <text:p>Systematic piloting of agile methods in the large: Two cases in embedded systems development</text:p>
          </table:table-cell>
          <table:table-cell table:style-name="ce18" office:value-type="float" office:value="2010">
            <text:p>2010</text:p>
          </table:table-cell>
          <table:table-cell table:style-name="ce19" office:value-type="string">
            <text:p>Lecture Notes in Computer Science (including subseries Lecture Notes in Artificial Intelligence and Lecture Notes in Bioinformatics)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multiple-case study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K. Petersen and C. Wohlin.</text:p>
          </table:table-cell>
          <table:table-cell table:style-name="ce14" office:value-type="string">
            <text:p>The effect of moving from a plan-driven to an incremental software development approach with agile practices: An industrial case study</text:p>
          </table:table-cell>
          <table:table-cell table:style-name="ce18" office:value-type="float" office:value="2010">
            <text:p>2010</text:p>
          </table:table-cell>
          <table:table-cell table:style-name="ce19" office:value-type="string">
            <text:p>Empirical Software Engineering</text:p>
          </table:table-cell>
          <table:table-cell table:style-name="ce19" office:value-type="string">
            <text:p>Journal Article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Compare the use of a traditional and an agile approach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K. Silva and C. Doss. </text:p>
          </table:table-cell>
          <table:table-cell table:style-name="ce14" office:value-type="string">
            <text:p>The Growth of an Agile Coach Community at a Fortune 200 Company</text:p>
          </table:table-cell>
          <table:table-cell table:style-name="ce18" office:value-type="float" office:value="2007">
            <text:p>2007</text:p>
          </table:table-cell>
          <table:table-cell table:style-name="ce19" office:value-type="string">
            <text:p>Agile Conference (AGILE), 2007Agile Conference (AGILE), 2007</text:p>
          </table:table-cell>
          <table:table-cell table:style-name="ce19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J. J. Ryan and R. Scudiere.</text:p>
          </table:table-cell>
          <table:table-cell table:style-name="ce14" office:value-type="string">
            <text:p>The Price of Agile Is Eternal Vigilance</text:p>
          </table:table-cell>
          <table:table-cell table:style-name="ce18" office:value-type="float" office:value="2008">
            <text:p>2008</text:p>
          </table:table-cell>
          <table:table-cell table:style-name="ce19" office:value-type="string">
            <text:p>Agile, 2008. AGILE '08. ConferenceAgile, 2008. AGILE '08. Conference</text:p>
          </table:table-cell>
          <table:table-cell table:style-name="ce19" office:value-type="string">
            <text:p>Conference Proceedings</text:p>
          </table:table-cell>
          <table:table-cell table:style-name="ce23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?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4" office:value-type="string">
            <text:p>D. Tudor and G. A. Walter.</text:p>
          </table:table-cell>
          <table:table-cell table:style-name="ce14" office:value-type="string">
            <text:p>Using an agile approach in a large, traditional organization</text:p>
          </table:table-cell>
          <table:table-cell table:style-name="ce18" office:value-type="float" office:value="2006">
            <text:p>2006</text:p>
          </table:table-cell>
          <table:table-cell table:style-name="ce19" office:value-type="string">
            <text:p>Proceedings - AGILE Conference, 2006</text:p>
          </table:table-cell>
          <table:table-cell table:style-name="ce19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Include</text:p>
          </table:table-cell>
          <table:table-cell table:style-name="ce31" office:value-type="string">
            <text:p>Present experience</text:p>
          </table:table-cell>
          <table:table-cell table:style-name="ce19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H. Smits and K. Rilliet. </text:p>
          </table:table-cell>
          <table:table-cell table:style-name="ce15" office:value-type="string">
            <text:p>Agile experience report: Transition &amp; complexity at Cisco Voice Technology Group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- 2011 Agile Conference, Agile 20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J. Srinivasan and K. Lundqvist. </text:p>
          </table:table-cell>
          <table:table-cell table:style-name="ce15" office:value-type="string">
            <text:p>Agile in India: Challenges and lessons learned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ISEC'10 - Proceedings of the 2010 India Software Engineering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T. Hildenbrand, M. Geisser, T. Kude, D. Bruch and T. Acker. </text:p>
          </table:table-cell>
          <table:table-cell table:style-name="ce15" office:value-type="string">
            <text:p>Agile methodologies for distributed collaborative development of enterprise applications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Proceedings - CISIS 2008: 2nd International Conference on Complex, Intelligent and Software Intensive System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E. V. Woodward, R. Bowers, V. S. Thio, K. Johnson, M. Srihari and C. J. Bracht. </text:p>
          </table:table-cell>
          <table:table-cell table:style-name="ce15" office:value-type="string">
            <text:p>Agile methods for software practice transformation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IBM Journal of Research and Development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office:value-type="string">
            <text:p>A. Miller and E. Carter. </text:p>
          </table:table-cell>
          <table:table-cell table:style-name="ce15" office:value-type="string">
            <text:p>Agility and the Inconceivably Large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Agile Conference (AGILE), 2007Agile Conference (AGILE), 2007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Amir Shatil, Orit Hazzan and Yael Dubinsky. </text:p>
          </table:table-cell>
          <table:table-cell table:style-name="ce15" office:value-type="string">
            <text:p>Agility in a Large-Scale System Engineering Project: A Case-Study of an Advanced Communication System Project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Software Science, Technology and Engineering (SWSTE), 2010 IEEE International Conference onSoftware Science, Technology and Engineering (SWSTE), 2010 IEEE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Ahmed Elshamy and Amr Elssamadisy. </text:p>
          </table:table-cell>
          <table:table-cell table:style-name="ce15" office:value-type="string">
            <text:p>Applying agile to large projects: new agile software development practices for large projects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Sridhar Nerur, RadhaKanta Mahapatra and George Mangalaraj. </text:p>
          </table:table-cell>
          <table:table-cell table:style-name="ce15" office:value-type="string">
            <text:p>Challenges of migrating to agile methodologies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Commun.ACM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Background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Paasivaara. </text:p>
          </table:table-cell>
          <table:table-cell table:style-name="ce15" office:value-type="string">
            <text:p>Coaching Global Software Development Projects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Global Software Engineering (ICGSE), 2011 6th IEEE International Conference onGlobal Software Engineering (ICGSE), 2011 6th IEEE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Natalja Nikitina and Mira Kajko-Mattsson. </text:p>
          </table:table-cell>
          <table:table-cell table:style-name="ce15" office:value-type="string">
            <text:p>Developer-driven big-bang process transition from Scrum to Kanban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of the 2011 International Conference on Software and Systems Proces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Paasivaara, S. Durasiewicz and C. Lassenius. </text:p>
          </table:table-cell>
          <table:table-cell table:style-name="ce15" office:value-type="string">
            <text:p>Distributed Agile Development: Using Scrum in a Large Project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Global Software Engineering, 2008. ICGSE 2008. IEEE International Conference onGlobal Software Engineering, 2008. ICGSE 2008. IEEE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A. Farrow and S. Greene. </text:p>
          </table:table-cell>
          <table:table-cell table:style-name="ce15" office:value-type="string">
            <text:p>Fast &amp; Predictable A Lightweight Release Framework Promotes Agility through Rhythm and Flow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3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E. C. Lee. </text:p>
          </table:table-cell>
          <table:table-cell table:style-name="ce15" office:value-type="string">
            <text:p>Forming to Performing: Transitioning Large-Scale Project Into Agile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David Talby and Yael Dubinsky. </text:p>
          </table:table-cell>
          <table:table-cell table:style-name="ce15" office:value-type="string">
            <text:p>Governance of an agile software project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Proceedings of the 2009 ICSE Workshop on Software Development Governa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J. Sutherland and R. Frohman. </text:p>
          </table:table-cell>
          <table:table-cell table:style-name="ce15" office:value-type="string">
            <text:p>Hitting the Wall: What to Do When High Performing Scrum Teams Overwhelm Operations and Infrastructure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System Sciences (HICSS), 2011 44th Hawaii International Conference onSystem Sciences (HICSS), 2011 44th Hawaii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I. Gat. </text:p>
          </table:table-cell>
          <table:table-cell table:style-name="ce15" office:value-type="string">
            <text:p>How BMC is scaling agile development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Agile Conference, 2006Agile Conference, 2006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L. Cao, K. Mohan, P. Xu and B. Ramesh. </text:p>
          </table:table-cell>
          <table:table-cell table:style-name="ce15" office:value-type="string">
            <text:p>How extreme does extreme Programming have to be? Adapting XP practices to large-scale projects</text:p>
          </table:table-cell>
          <table:table-cell table:style-name="ce17" office:value-type="float" office:value="2004">
            <text:p>2004</text:p>
          </table:table-cell>
          <table:table-cell table:style-name="ce16" office:value-type="string">
            <text:p>Proceedings of the Hawaii International Conference on System Science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S. C. Misra, V. Kumar and U. Kumar. </text:p>
          </table:table-cell>
          <table:table-cell table:style-name="ce15" office:value-type="string">
            <text:p>Identifying some critical changes required in adopting agile practices in traditional software development projects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International Journal of Quality and Reliability Management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Background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Laanti. </text:p>
          </table:table-cell>
          <table:table-cell table:style-name="ce15" office:value-type="string">
            <text:p>Implementing program model with agile principles in a large software development organization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Proceedings - International Computer Software and Applications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office:value-type="string">
            <text:p>J. M. Bass. </text:p>
          </table:table-cell>
          <table:table-cell table:style-name="ce15" office:value-type="string">
            <text:p>Influences on Agile Practice Tailoring in Enterprise Software Development</text:p>
          </table:table-cell>
          <table:table-cell table:style-name="ce17" office:value-type="float" office:value="2012">
            <text:p>2012</text:p>
          </table:table-cell>
          <table:table-cell table:style-name="ce16" office:value-type="string">
            <text:p>AGILE India (AGILE INDIA), 2012AGILE India (AGILE INDIA), 2012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D. Goodman and M. Elbaz. </text:p>
          </table:table-cell>
          <table:table-cell table:style-name="ce15" office:value-type="string">
            <text:p>It's Not the Pants, it's the People in the Pants Learnings from the Gap Agile Transformation What Worked, How We Did it, and What Still Puzzles Us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J. Q. Chen, Dien Phan, B. Wang and D. R. Vogel. </text:p>
          </table:table-cell>
          <table:table-cell table:style-name="ce15" office:value-type="string">
            <text:p>Light-Weight Development Method: a Case Study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Service Systems and Service Management, 2007 International Conference onService Systems and Service Management, 2007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office:value-type="string">
            <text:p>P. A. Beavers. </text:p>
          </table:table-cell>
          <table:table-cell table:style-name="ce15" office:value-type="string">
            <text:p>Managing a large "Agile" software engineering organization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- AGILE 2007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3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K. Korhonen. </text:p>
          </table:table-cell>
          <table:table-cell table:style-name="ce15" office:value-type="string">
            <text:p>Migrating defect management from waterfall to agile software development in a large-scale multi-site organization: A case study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Lecture Notes in Business Information Processing</text:p>
          </table:table-cell>
          <table:table-cell table:style-name="ce16" office:value-type="string">
            <text:p>Monograph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ichael Hirsch. </text:p>
          </table:table-cell>
          <table:table-cell table:style-name="ce15" office:value-type="string">
            <text:p>Moving from a plan driven culture to agile development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Proceedings of the 27th international conference on Software engineer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B. Schatz and I. Abdelshafi. </text:p>
          </table:table-cell>
          <table:table-cell table:style-name="ce15" office:value-type="string">
            <text:p>Primavera gets Agile: A successful transition to Agile development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IEEE Software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B. Blau and T. Hildenbrand. </text:p>
          </table:table-cell>
          <table:table-cell table:style-name="ce15" office:value-type="string">
            <text:p>Product Line Engineering in Large-Scale Lean and Agile Software Product Development Environments - Towards a Hybrid Approach to Decentral Control and Managed Reuse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Availability, Reliability and Security (ARES), 2011 Sixth International Conference onAvailability, Reliability and Security (ARES), 2011 Sixth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J. Nielsen and D. McMunn. </text:p>
          </table:table-cell>
          <table:table-cell table:style-name="ce15" office:value-type="string">
            <text:p>The agile journey -Adopting XP in a large financial services organization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Lecture Notes in Computer Sci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R. Valade. </text:p>
          </table:table-cell>
          <table:table-cell table:style-name="ce15" office:value-type="string">
            <text:p>The big projects always fail: Taking an enterprise agile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Proceedings - Agile 2008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Orit Hazzan and Yael Dubinsky. </text:p>
          </table:table-cell>
          <table:table-cell table:style-name="ce15" office:value-type="string">
            <text:p>The concept of change in technology transfer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Proceedings of the 2006 international workshop on Software technology transfer in software engineer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K. R. Howard. </text:p>
          </table:table-cell>
          <table:table-cell table:style-name="ce15" office:value-type="string">
            <text:p>The covert agilist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Proceedings - 2009 Agile Conference, AGILE 2009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A. Read and R. O. Briggs. </text:p>
          </table:table-cell>
          <table:table-cell table:style-name="ce15" office:value-type="string">
            <text:p>The Many Lives of an Agile Story: Design Processes, Design Products, and Understandings in a Large-Scale Agile Development Project</text:p>
          </table:table-cell>
          <table:table-cell table:style-name="ce17" office:value-type="float" office:value="2012">
            <text:p>2012</text:p>
          </table:table-cell>
          <table:table-cell table:style-name="ce16" office:value-type="string">
            <text:p>System Science (HICSS), 2012 45th Hawaii International Conference onSystem Science (HICSS), 2012 45th Hawaii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Kalliney. </text:p>
          </table:table-cell>
          <table:table-cell table:style-name="ce15" office:value-type="string">
            <text:p>Transitioning from agile development to enterprise product management agility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Proceedings - 2009 Agile Conference, AGILE 2009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Xueling Shu, Andrei Turinsky, Christoph Sensen and Frank Maurer. </text:p>
          </table:table-cell>
          <table:table-cell table:style-name="ce15" office:value-type="string">
            <text:p>A case study of the implementation of agile methods in a bioinformatics project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O. Ktata and G. LÃ©vesque. </text:p>
          </table:table-cell>
          <table:table-cell table:style-name="ce15" office:value-type="string">
            <text:p>Agile development: Issues and avenues requiring a substantial enhancement of the business perspective in large project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CM International Conference Proceeding Serie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Laanti, O. Salo and P. Abrahamsson. </text:p>
          </table:table-cell>
          <table:table-cell table:style-name="ce15" office:value-type="string">
            <text:p>Agile methods rapidly replacing traditional methods at Nokia: A survey of opinions on agile transformation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Information and Software Technology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Lindvall, D. Muthig, A. Dagnino, et al. </text:p>
          </table:table-cell>
          <table:table-cell table:style-name="ce15" office:value-type="string">
            <text:p>Agile software development in large organizations</text:p>
          </table:table-cell>
          <table:table-cell table:style-name="ce17" office:value-type="float" office:value="2004">
            <text:p>2004</text:p>
          </table:table-cell>
          <table:table-cell table:style-name="ce16" office:value-type="string">
            <text:p>Computer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Background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P. Abrahamsson. </text:p>
          </table:table-cell>
          <table:table-cell table:style-name="ce15" office:value-type="string">
            <text:p>Agile software development of mobile information systems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Lecture Notes in Computer Science (including subseries Lecture Notes in Artificial Intelligence and Lecture Notes in Bioinformatics)</text:p>
          </table:table-cell>
          <table:table-cell table:style-name="ce16" office:value-type="string">
            <text:p>Monograph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3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Aoyama. </text:p>
          </table:table-cell>
          <table:table-cell table:style-name="ce15" office:value-type="string">
            <text:p>Agile Software Process model</text:p>
          </table:table-cell>
          <table:table-cell table:style-name="ce17" office:value-type="float" office:value="1997">
            <text:p>1997</text:p>
          </table:table-cell>
          <table:table-cell table:style-name="ce16" office:value-type="string">
            <text:p>Computer Software and Applications Conference, 1997. COMPSAC '97. Proceedings., The Twenty-First Annual InternationalComputer Software and Applications Conference, 1997. COMPSAC '97. Proceedings., The Twenty-First Annual International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K. Nottonson and K. DeLong. </text:p>
          </table:table-cell>
          <table:table-cell table:style-name="ce15" office:value-type="string">
            <text:p>Baby Steps: Agile Transformation at BabyCenter.com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IT Professional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D. Batra, W. Xia, D. van der Meer and K. Dutta. </text:p>
          </table:table-cell>
          <table:table-cell table:style-name="ce15" office:value-type="string">
            <text:p>Balancing agile and structured development approaches to successfully manage large distributed software projects: A case study from the cruise line industry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Communications of the Association for Information Systems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E. Babinet and R. Ramanathan. </text:p>
          </table:table-cell>
          <table:table-cell table:style-name="ce15" office:value-type="string">
            <text:p>Dependency Management in a Large Agile Environment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Lech Madeyski and Wojciech Biela. </text:p>
          </table:table-cell>
          <table:table-cell table:style-name="ce15" office:value-type="string">
            <text:p>Empirical evidence principle and joint engagement practice to introduce XP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D. R. Greening. </text:p>
          </table:table-cell>
          <table:table-cell table:style-name="ce15" office:value-type="string">
            <text:p>Enterprise Scrum: Scaling Scrum to the Executive Level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System Sciences (HICSS), 2010 43rd Hawaii International Conference onSystem Sciences (HICSS), 2010 43rd Hawaii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S. Datta, R. Sindhgatta and B. Sengupta. </text:p>
          </table:table-cell>
          <table:table-cell table:style-name="ce15" office:value-type="string">
            <text:p>Evolution of developer collaboration on the Jazz platform: A study of a large scale agile projec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of the 4th India Software Engineering Conference 2011, ISEC'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H. Koehnemann and M. Coats. </text:p>
          </table:table-cell>
          <table:table-cell table:style-name="ce15" office:value-type="string">
            <text:p>Experiences Applying Agile Practices to Large System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gile Conference, 2009. AGILE '09.Agile Conference, 2009. AGILE '09.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office:value-type="string">
            <text:p>E. Moore. </text:p>
          </table:table-cell>
          <table:table-cell table:style-name="ce15" office:value-type="string">
            <text:p>Influence of Large-Scale Organization Structures on Leadership Behavior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gile Conference, 2009. AGILE '09.Agile Conference, 2009. AGILE '09.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Kuo-Wei Hwang. </text:p>
          </table:table-cell>
          <table:table-cell table:style-name="ce15" office:value-type="string">
            <text:p>Information-Led Transformation of Regional Chinese Enterprises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Service Oriented System Engineering (SOSE), 2010 Fifth IEEE International Symposium onService Oriented System Engineering (SOSE), 2010 Fifth IEEE International Symposium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H. Svensson and M. Host. </text:p>
          </table:table-cell>
          <table:table-cell table:style-name="ce15" office:value-type="string">
            <text:p>Introducing an Agile Process in a Software Maintenance and Evolution Organization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Software Maintenance and Reengineering, 2005. CSMR 2005. Ninth European Conference onSoftware Maintenance and Reengineering, 2005. CSMR 2005. Ninth European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Eric Brechner. </text:p>
          </table:table-cell>
          <table:table-cell table:style-name="ce15" office:value-type="string">
            <text:p>Journey of enlightenment: the evolution of development at Microsoft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Proceedings of the 27th international conference on Software engineer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R. Kuusela and M. Koivuluoma. </text:p>
          </table:table-cell>
          <table:table-cell table:style-name="ce15" office:value-type="string">
            <text:p>Lean transformation framework for software intensive companies: Responding to challenges created by the cloud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- 37th EUROMICRO Conference on Software Engineering and Advanced Applications, SEAA 20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office:value-type="string">
            <text:p>Christopher P. O'Connor. </text:p>
          </table:table-cell>
          <table:table-cell table:style-name="ce15" office:value-type="string">
            <text:p>Letters from the edge of an agile transition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Proceedings of the ACM international conference companion on Object oriented programming systems languages and applications compani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E. Uy and R. Rosendahl. </text:p>
          </table:table-cell>
          <table:table-cell table:style-name="ce15" office:value-type="string">
            <text:p>Migrating from SharePoint to a Better Scrum Tool</text:p>
          </table:table-cell>
          <table:table-cell table:style-name="ce17" office:value-type="float" office:value="2008">
            <text:p>2008</text:p>
          </table:table-cell>
          <table:table-cell table:style-name="ce16" office:value-type="string">
            <text:p>Agile, 2008. AGILE '08. ConferenceAgile, 2008. AGILE '08.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Dinesh Batra. </text:p>
          </table:table-cell>
          <table:table-cell table:style-name="ce15" office:value-type="string">
            <text:p>Modified agile practices for outsourced software project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Commun.ACM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Rafael P. Maranzato, Marden Neubert and Paula Herculano. </text:p>
          </table:table-cell>
          <table:table-cell table:style-name="ce15" office:value-type="string">
            <text:p>Moving back to scrum and scaling to scrum of scrums in less than one year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of the ACM international conference companion on Object oriented programming systems languages and applications compani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A. N. Abdel-Hamid and M. A. Abdel-Kader. </text:p>
          </table:table-cell>
          <table:table-cell table:style-name="ce15" office:value-type="string">
            <text:p>Process Increments: An Agile Approach to Software Process Improvemen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Agile Conference (AGILE), 2011Agile Conference (AGILE), 20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D. J. Reifer, F. Maurer and H. Erdogmus. </text:p>
          </table:table-cell>
          <table:table-cell table:style-name="ce15" office:value-type="string">
            <text:p>Scaling agile methods</text:p>
          </table:table-cell>
          <table:table-cell table:style-name="ce17" office:value-type="float" office:value="2003">
            <text:p>2003</text:p>
          </table:table-cell>
          <table:table-cell table:style-name="ce16" office:value-type="string">
            <text:p>Software, IEEE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Paasivaara and C. Lassenius. </text:p>
          </table:table-cell>
          <table:table-cell table:style-name="ce15" office:value-type="string">
            <text:p>Scaling Scrum in a Large Distributed Projec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Empirical Software Engineering and Measurement (ESEM), 2011 International Symposium onEmpirical Software Engineering and Measurement (ESEM), 2011 International Symposium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Ilkka Lehto and Kristian Rautiainen. </text:p>
          </table:table-cell>
          <table:table-cell table:style-name="ce15" office:value-type="string">
            <text:p>Software development governance challenges of a middle-sized company in agile transition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Proceedings of the 2009 ICSE Workshop on Software Development Governa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G. K. Hanssen, A. F. Yamashita, R. Conradi and L. Moonen. </text:p>
          </table:table-cell>
          <table:table-cell table:style-name="ce15" office:value-type="string">
            <text:p>Software Entropy in Agile Product Evolution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System Sciences (HICSS), 2010 43rd Hawaii International Conference onSystem Sciences (HICSS), 2010 43rd Hawaii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R. S. Sangwan and P. A. Laplante. </text:p>
          </table:table-cell>
          <table:table-cell table:style-name="ce15" office:value-type="string">
            <text:p>Test-Driven Development in Large Projects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IT Professional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J. Packlick. </text:p>
          </table:table-cell>
          <table:table-cell table:style-name="ce15" office:value-type="string">
            <text:p>The Agile Maturity Map A Goal Oriented Approach to Agile Improvement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Agile Conference (AGILE), 2007Agile Conference (AGILE), 2007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Coram and S. Bohner. </text:p>
          </table:table-cell>
          <table:table-cell table:style-name="ce15" office:value-type="string">
            <text:p>The impact of agile methods on software project management</text:p>
          </table:table-cell>
          <table:table-cell table:style-name="ce17" office:value-type="float" office:value="2005">
            <text:p>2005</text:p>
          </table:table-cell>
          <table:table-cell table:style-name="ce16" office:value-type="string">
            <text:p>Engineering of Computer-Based Systems, 2005. ECBS '05. 12th IEEE International Conference and Workshops on theEngineering of Computer-Based Systems, 2005. ECBS '05. 12th IEEE International Conference and Workshops on th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Jingyue Li, Nils B. Moe and Dyb\aa Tore. </text:p>
          </table:table-cell>
          <table:table-cell table:style-name="ce15" office:value-type="string">
            <text:p>Transition from a plan-driven process to Scrum: a longitudinal case study on software quality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Proceedings of the 2010 ACM-IEEE International Symposium on Empirical Software Engineering and Measurement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string">
            <text:p>In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L. D. Sienkiewicz and L. A. Maciaszek. </text:p>
          </table:table-cell>
          <table:table-cell table:style-name="ce15" office:value-type="string">
            <text:p>Adapting scrum for third party services and network organizations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2011 Federated Conference on Computer Science and Information Systems, FedCSIS 2011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P. T. Kidd. </text:p>
          </table:table-cell>
          <table:table-cell table:style-name="ce15" office:value-type="string">
            <text:p>Agile enterprise strategy: a next generation manufacturing concept</text:p>
          </table:table-cell>
          <table:table-cell table:style-name="ce17" office:value-type="float" office:value="1997">
            <text:p>1997</text:p>
          </table:table-cell>
          <table:table-cell table:style-name="ce16" office:value-type="string">
            <text:p>Agile Manufacturing (Digest No. 1997/386), IEE Colloquium onAgile Manufacturing (Digest No. 1997/386), IEE Colloquium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auro Sulfaro, Michele Marchesi and Sandro Pinna. </text:p>
          </table:table-cell>
          <table:table-cell table:style-name="ce15" office:value-type="string">
            <text:p>Agile practices in a large organization: the experience of poste Italiane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office:value-type="string">
            <text:p>R. Stern. </text:p>
          </table:table-cell>
          <table:table-cell table:style-name="ce15" office:value-type="string">
            <text:p>Going lean drives business success at E-Z-GO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Global Business and Organizational Excellence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P. Ingalls and T. Frever. </text:p>
          </table:table-cell>
          <table:table-cell table:style-name="ce15" office:value-type="string">
            <text:p>Growing an Agile Culture from Value Seeds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gile Conference, 2009. AGILE '09.Agile Conference, 2009. AGILE '09.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office:value-type="string">
            <text:p>P. Found and R. Harvey. </text:p>
          </table:table-cell>
          <table:table-cell table:style-name="ce15" office:value-type="string">
            <text:p>Leading the lean enterprise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Engineering Management Journal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E. Goodman and L. Loh. </text:p>
          </table:table-cell>
          <table:table-cell table:style-name="ce15" office:value-type="string">
            <text:p>Organizational change: A critical challenge for team effectiveness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Business Information Review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R. Sindhgatta, N. C. Narendra and B. Sengupta. </text:p>
          </table:table-cell>
          <table:table-cell table:style-name="ce15" office:value-type="string">
            <text:p>Software evolution in agile development: A case study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Proceedings of the ACM International Conference Companion on Object Oriented Programming Systems Languages and Applications Companion, SPLASH '10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Yael Dubinsky and Orit Hazzan. </text:p>
          </table:table-cell>
          <table:table-cell table:style-name="ce15" office:value-type="string">
            <text:p>Ad-hoc leadership in agile software development environments</text:p>
          </table:table-cell>
          <table:table-cell table:style-name="ce17" office:value-type="float" office:value="2010">
            <text:p>2010</text:p>
          </table:table-cell>
          <table:table-cell table:style-name="ce16" office:value-type="string">
            <text:p>Proceedings of the 2010 ICSE Workshop on Cooperative and Human Aspects of Software Engineer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Aoyama. </text:p>
          </table:table-cell>
          <table:table-cell table:style-name="ce15" office:value-type="string">
            <text:p>Agile Software Process and its experience</text:p>
          </table:table-cell>
          <table:table-cell table:style-name="ce17" office:value-type="float" office:value="1998">
            <text:p>1998</text:p>
          </table:table-cell>
          <table:table-cell table:style-name="ce16" office:value-type="string">
            <text:p>Software Engineering, 1998. Proceedings of the 1998 International Conference onSoftware Engineering, 1998. Proceedings of the 1998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office:value-type="string">
            <text:p>Damon Poole. </text:p>
          </table:table-cell>
          <table:table-cell table:style-name="ce15" office:value-type="string">
            <text:p>Breaking the Major Release Habit</text:p>
          </table:table-cell>
          <table:table-cell table:style-name="ce17" office:value-type="float" office:value="2006">
            <text:p>2006</text:p>
          </table:table-cell>
          <table:table-cell table:style-name="ce16" office:value-type="string">
            <text:p>Queue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Udayan Banerjee, Eswaran Narasimhan and N. Kanakalata. </text:p>
          </table:table-cell>
          <table:table-cell table:style-name="ce15" office:value-type="string">
            <text:p>Experience of executing fixed price off-shored agile project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Proceedings of the 4th India Software Engineering Conference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Interesting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office:value-type="string">
            <text:p>James Noble, Stuart Marshall, Stephen Marshall and Robert Biddle. </text:p>
          </table:table-cell>
          <table:table-cell table:style-name="ce15" office:value-type="string">
            <text:p>Less Extreme Programming</text:p>
          </table:table-cell>
          <table:table-cell table:style-name="ce17" office:value-type="float" office:value="2004">
            <text:p>2004</text:p>
          </table:table-cell>
          <table:table-cell table:style-name="ce16" office:value-type="string">
            <text:p>Proceedings of the Sixth Australasian Conference on Computing Education - Volume 30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ichael Hirsch. </text:p>
          </table:table-cell>
          <table:table-cell table:style-name="ce15" office:value-type="string">
            <text:p>Making RUP agile</text:p>
          </table:table-cell>
          <table:table-cell table:style-name="ce17" office:value-type="float" office:value="2002">
            <text:p>2002</text:p>
          </table:table-cell>
          <table:table-cell table:style-name="ce16" office:value-type="string">
            <text:p>OOPSLA 2002 Practitioners Reports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Riitta Smeds. </text:p>
          </table:table-cell>
          <table:table-cell table:style-name="ce15" office:value-type="string">
            <text:p>Managing change towards lean enterprises</text:p>
          </table:table-cell>
          <table:table-cell table:style-name="ce17" office:value-type="float" office:value="1994">
            <text:p>1994</text:p>
          </table:table-cell>
          <table:table-cell table:style-name="ce16" office:value-type="string">
            <text:p>International Journal of Operations &amp; Production Management</text:p>
          </table:table-cell>
          <table:table-cell table:style-name="ce16" office:value-type="string">
            <text:p>Journal Article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Carmen Zannier and Frank Maurer. </text:p>
          </table:table-cell>
          <table:table-cell table:style-name="ce15" office:value-type="string">
            <text:p>Comparing decision making in agile and non-agile software organizations</text:p>
          </table:table-cell>
          <table:table-cell table:style-name="ce17" office:value-type="float" office:value="2007">
            <text:p>2007</text:p>
          </table:table-cell>
          <table:table-cell table:style-name="ce16" office:value-type="string">
            <text:p>Proceedings of the 8th international conference on Agile processes in software engineering and extreme programming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A. M. Figueiredo. </text:p>
          </table:table-cell>
          <table:table-cell table:style-name="ce15" office:value-type="string">
            <text:p>An Executive Scrum Team</text:p>
          </table:table-cell>
          <table:table-cell table:style-name="ce17" office:value-type="float" office:value="2009">
            <text:p>2009</text:p>
          </table:table-cell>
          <table:table-cell table:style-name="ce16" office:value-type="string">
            <text:p>Agile Conference, 2009. AGILE '09.Agile Conference, 2009. AGILE '09.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M. Neubauer and C. Stary. </text:p>
          </table:table-cell>
          <table:table-cell table:style-name="ce15" office:value-type="string">
            <text:p>Situatedness - The Amalgam of Agile (S-)BPM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Communications in Computer and Information Science</text:p>
          </table:table-cell>
          <table:table-cell table:style-name="ce16" office:value-type="string">
            <text:p>Monograph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L. Meade and A. Presley. </text:p>
          </table:table-cell>
          <table:table-cell table:style-name="ce15" office:value-type="string">
            <text:p>Tools for engineering the agile enterprise</text:p>
          </table:table-cell>
          <table:table-cell table:style-name="ce17" office:value-type="float" office:value="1996">
            <text:p>1996</text:p>
          </table:table-cell>
          <table:table-cell table:style-name="ce16" office:value-type="string">
            <text:p>Engineering and Technology Management, 1996. IEMC 96. Proceedings., International Conference onEngineering and Technology Management, 1996. IEMC 96. Proceedings., International Conference on</text:p>
          </table:table-cell>
          <table:table-cell table:style-name="ce16" office:value-type="string">
            <text:p>Conference Proceedings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2"/>
          <table:table-cell table:style-name="ce15" office:value-type="string">
            <text:p>?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3">
          <table:table-cell table:style-name="ce15" office:value-type="string">
            <text:p>D. Ganguly and S. Bhattacharyya. </text:p>
          </table:table-cell>
          <table:table-cell table:style-name="ce15" office:value-type="string">
            <text:p>Winning the industrial competitiveness with e-commerce adopting component-based software architecture</text:p>
          </table:table-cell>
          <table:table-cell table:style-name="ce17" office:value-type="float" office:value="2011">
            <text:p>2011</text:p>
          </table:table-cell>
          <table:table-cell table:style-name="ce16" office:value-type="string">
            <text:p>Advances in Intelligent and Soft Computing</text:p>
          </table:table-cell>
          <table:table-cell table:style-name="ce16" office:value-type="string">
            <text:p>Monograph</text:p>
          </table:table-cell>
          <table:table-cell table:style-name="ce22" office:value-type="string">
            <text:p><text:s/>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2"/>
          <table:table-cell table:style-name="ce15" office:value-type="string">
            <text:p>Exclude</text:p>
          </table:table-cell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6" table:number-columns-repeated="5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>
          <table:table-cell table:style-name="ce16" table:number-columns-repeated="5"/>
          <table:table-cell table:style-name="ce22" office:value-type="string">
            <text:p><text:s/></text:p>
          </table:table-cell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 table:number-rows-repeated="65406">
          <table:table-cell table:style-name="ce15" table:number-columns-repeated="2"/>
          <table:table-cell table:style-name="ce17"/>
          <table:table-cell table:style-name="ce16" table:number-columns-repeated="2"/>
          <table:table-cell table:style-name="ce22"/>
          <table:table-cell table:style-name="ce15" table:number-columns-repeated="4"/>
          <table:table-cell table:style-name="ce30"/>
          <table:table-cell table:style-name="ce16" table:number-columns-repeated="981"/>
          <table:table-cell table:number-columns-repeated="32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3_0_0" table:base-cell-address="$Haut.$A$1" table:expression="COUNTIF(#ref!;#ref!)"/>
        <table:named-expression table:name="__shared_3_0_1" table:base-cell-address="$Haut.$A$1" table:expression="COUNTIF([.A$2:.A$31];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number:number-style style:name="N5151" number:language="en" number:country="US">
      <number:fraction number:min-integer-digits="0" number:min-numerator-digits="3" number:min-denominator-digits="3"/>
    </number:number-style>
    <number:number-style style:name="N5152" number:language="en" number:country="US">
      <number:fraction number:min-integer-digits="0" number:min-numerator-digits="2" number:min-denominator-digits="2"/>
    </number:number-style>
    <number:number-style style:name="N5153" number:language="en" number:country="US">
      <number:fraction number:min-integer-digits="0" number:min-numerator-digits="3" number:min-denominator-digits="3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landscape" fo:margin-top="0.499cm" fo:margin-bottom="0.499cm" fo:margin-left="0.499cm" fo:margin-right="0.3cm" style:print-page-order="ltr" style:first-page-number="continue" style:scale-to="6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13.03.2013</text:date>, <text:time>19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ut" style:display-name="PageStyle_Ha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" style:display-name="PageStyle_For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3-03-13T19:54:34.69</dc:date>
    <meta:generator>OpenOffice.org/3.4.1$Win32 OpenOffice.org_project/341m1$Build-9593</meta:generator>
    <meta:editing-duration>P2DT8H37M7S</meta:editing-duration>
    <meta:editing-cycles>188</meta:editing-cycles>
    <meta:document-statistic meta:table-count="2" meta:cell-count="148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